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16in">
        <style:tab-stops/>
      </style:paragraph-properties>
    </style:style>
    <style:style style:name="P3" style:parent-style-name="Standard" style:family="paragraph">
      <style:paragraph-properties fo:margin-left="0.4916in">
        <style:tab-stops/>
      </style:paragraph-properties>
    </style:style>
    <style:style style:name="T4" style:parent-style-name="預設段落字型" style:family="text">
      <style:text-properties style:font-name-complex="Arial" fo:color="#222222" fo:background-color="#FFFFFF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p text:style-name="P1">摘要</text:p>
      <text:p text:style-name="P2">This project will develop a mod for Minecraft(including forge).<text:s/>藉由開發圖形化界面，方便的合成方法，這個模組將包含趣味性，耐玩，多樣化的設計，將使Minecraft這款遊戲產生更多樣化的遊戲方法。</text:p>
      <text:p text:style-name="Standard">緒論</text:p>
      <text:p text:style-name="Standard"><text:tab/>研究動機</text:p>
      <text:p text:style-name="Standard"><text:tab/><text:tab/>Minecraft<text:s/>好玩，而且fans，所以回饋大眾</text:p>
      <text:p text:style-name="Standard"><text:tab/>研究目的</text:p>
      <text:p text:style-name="Standard"><text:tab/><text:tab/>Learn how to develop a mod in specific version of Minecraft, and build a mod for all<text:s/><text:tab/><text:tab/>platform users.</text:p>
      <text:p text:style-name="Standard"><text:tab/>研究範圍</text:p>
      <text:p text:style-name="Standard"><text:tab/><text:tab/>Java SE, Minecraft internal source code, Minecraft forge source code.</text:p>
      <text:p text:style-name="Standard">系統功能</text:p>
      <text:p text:style-name="P3">Object:<text:s/>Overwatch (a game<text:s/><text:span text:style-name="T4">a team-based multiplayer first-person shooter video game developed and published by Blizzard Entertainment</text:span>)</text:p>
      <text:list text:style-name="LFO1" text:continue-numbering="true">
        <text:list-item>
          <text:p text:style-name="P5">Characters’<text:s/>costumes: build all characters’ costume and reference to each specific recipe.</text:p>
        </text:list-item>
        <text:list-item>
          <text:p text:style-name="P6">Characters’ weapons: build all characters’ weapons and their special ability such as speed decreasing, power up, etc.</text:p>
        </text:list-item>
        <text:list-item>
          <text:p text:style-name="P7">Original game scene: build part of building in the Minecraft map spawned randomly when map created.</text:p>
        </text:list-item>
        <text:list-item>
          <text:p text:style-name="P8">Mob: like zombies and creepers, the mod’s mobs will spawn when night coming, like original Minecraft gameplay.</text:p>
        </text:list-item>
      </text:list>
      <text:p text:style-name="Standard">系統開發環境</text:p>
      <text:p text:style-name="Standard"><text:tab/>Windows<text:s/>7 professional, JDK 1.8+, Minecraft 1.10.*, Minecraft forge 1.10.*</text:p>
      <text:p text:style-name="Standard">預定進度</text:p>
      <text:p text:style-name="Standard"><text:tab/>Insert a gantt chart</text:p>
      <text:p text:style-name="Standard">預期成果</text:p>
      <text:p text:style-name="Standard"><text:tab/>A .jar file that contain mod can play cross-platform on Minecraft 1.11.* with forge for user<text:s/><text:tab/>run the mod.</text:p>
      <text:p text:style-name="Standard">結論與未來遭遇的困難</text:p>
      <text:p text:style-name="Standard"><text:tab/>沒有正版遊戲<text:s/>-&gt;<text:s/>買買買（計畫通）</text:p>
      <text:p text:style-name="Standard"><text:tab/>沒有測試人員<text:s/>-&gt;<text:s/>再找囉</text:p>
      <text:p text:style-name="Standard">參考文獻</text:p>
      <text:p text:style-name="Standard"><text:tab/>http://minecraft.gamepedia.com/Mods/Creating_mods</text:p>
      <text:p text:style-name="Standard"><text:tab/>http://www.minecraftforum.net/forums/mapping-and-modding/mapping-and-modding-<text:tab/>tutorials/2718726-list-of-minecraft-1-10-x-modding-tutorials</text:p>
      <text:p text:style-name="Standard"><text:tab/>https://bedrockminer.jimdo.com/modding-tutorials/</text:p>
      <text:p text:style-name="Standard">附錄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庭愷</dc:creator>
    <meta:creation-date>2017-02-04T11:36:00Z</meta:creation-date>
    <dc:date>2017-02-12T06:36:00Z</dc:date>
    <meta:template xlink:href="Normal.dotm" xlink:type="simple"/>
    <meta:editing-cycles>32</meta:editing-cycles>
    <meta:editing-duration>PT4320S</meta:editing-duration>
    <meta:document-statistic meta:page-count="1" meta:paragraph-count="2" meta:word-count="214" meta:character-count="1437" meta:row-count="10" meta:non-whitespace-character-count="1225"/>
  </office:meta>
</office:document-meta>
</file>